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2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The efficacy of religious consolations./</text:p>
      <text:p text:style-name="P2">[Hebrew]/</text:p>
      <text:p text:style-name="P2"/>
      <text:p text:style-name="P3">[Page 1]</text:p>
      <text:p text:style-name="P2">[Hebrew]/</text:p>
      <text:p text:style-name="P3">"Happy is the man, whose strong faith in Thee,/ O Lord." <text:s/>Dear hearers. <text:s/>Every human being/ longs for happiness. <text:s/>The monarch in the splendor/ of his court, and the prisoner in the gloom of his/ dungeon. <text:s/>The soldier amidst the fiery battle, and/ the mariner tossed upon a stormy sea. <text:s/>All sigh/ for happiness. <text:s/>To realize it at some near period,/ privations are undergone, new contrivances are in-/-vented, new pleasures devised. <text:s/>Yet, at the very/ moment we fancy to have secured it, often as a/ blank left in its place. <text:s/>We may, in truth, be/ compared to so many sportsmen in search of game./ <text:s/>The hounds are let loose, the horses spurred, the/ hunting horn resounds through the forest, all is action, but/ the animal aimed at escapes, and we return/ breathless and exhausted to the spot from which we/ started. <text:s/>Yes. <text:s/>Looking for happiness, we fre-/quently meet disappointments. <text:s/>For, whatever/ belongs to this nether world, is unavoidably weak/ and imperfect, hence, incapable of satisfying our/</text:p>
      <text:p text:style-name="P3"/>
      <text:p text:style-name="P3">[Page 2]</text:p>
      <text:p text:style-name="P3">ever increasing aspirations and cravings./ <text:s/>Besides: a great hindrance to the attaining of/ durable happiness is our liability to ills that all/ flesh <text:span text:style-name="T1">are</text:span><text:span text:style-name="T3"> is heir to, and which all human skill/ cannot remove. <text:s/>It becomes then the mortals/ to study, in order to discover a medicine which/ may allay the pains, if it </text:span><text:soft-page-break/><text:span text:style-name="T3">cannot entirely cure/ diseases inherent in our nature. <text:s/>The Psalmist/ has pointed it out [Hebrew] "Happy is/ the man whose strong faith is in Thee, O Lord"/ </text:span><text:span text:style-name="T1">Let us consider.</text:span><text:span text:style-name="T3"> Heavenly trust; piety, is a mighty/ restorative. <text:s/>Let us consider./ <text:s/></text:span></text:p>
      <text:p text:style-name="P3"><text:span text:style-name="T3">We are so constituted, that our thoughts </text:span><text:span text:style-name="T1">turn</text:span><text:span text:style-name="T3"> fly always/ to the morrow. <text:s/>In the buoyancy of youth, or in/ the quieter habits of ripe years, the present does/ not so much occupy our minds as the unknown/ future. <text:s/>Our wishes rush forward as billows driven/ on by billows. <text:s/>Thus we live, to the hour that we/ must quit the earth. <text:s/>Now, if, as it is indis-/-putably certain, our desires overleap the present; our/ hopes travel far, with what joyful emotions ought/ we to hail religion, or the belief in a just God;/</text:span></text:p>
      <text:p text:style-name="P6"/>
      <text:p text:style-name="P6">[Page 3]</text:p>
      <text:p text:style-name="P3"><text:span text:style-name="T3">religion, which points to an existence beyond these/ shifting scenes of the world; religion, which coming,/ as it were, between us, and our delusive surroundings,/ raises before our mind's eye a beacon light, which/ guides the thoughts beyond, where all is radiantly/ bright. <text:s/>Imagine, we are walking on the/ banks of a river. <text:s/>Our horizon widens, and we see/ </text:span><text:span text:style-name="T1">from afar</text:span><text:span text:style-name="T3"> at a distance, as the Italian at the straits of Messina--/a picturesque view of rich valleys and hells, of/ lakes and plains, and yonder still, a blue sky and/ a sea without a ripple, and further yet, gorgeous/ but indistinct visions, swiftly following each/ other, we become so absorbed in that vista, that/ we do not cast even a passing look on the arid/ ground we tread. <text:s/>But if while gazing so/ intently, the sun is suddenly clouded, and that/ beautiful horizon vanishes away, </text:span><text:span text:style-name="T1">we</text:span><text:span text:style-name="T3"> then the dismal-/-ness of the place on which we stand, strikes us/ more forcibly. <text:s/>In like manner does it happen/ in our terrestrial existence. <text:s/>Whenever religion displays/ before us the heights which a just God has destined/</text:span></text:p>
      <text:p text:style-name="P6"/>
      <text:p text:style-name="P6">[Page 4]</text:p>
      <text:p text:style-name="P6">the righteous to ascend, that heaven where/ a luminary rules that never sets, and on which the/ pious shall bask; the golden fields where the in-/tellectual soul will delight, then the reverses which/ befall us during our earthly journey are met with/ a resigned will, and, gradually, they lose much of/ their weight. <text:s/>But if that cheering view is with-/-drawn, our attention must by necessity be rivetted[sic!]/ upon our frequent trials, and the burden becomes/ insufferable. <text:s/>Ask it of the many who/ drudge for a morsel of bread, ask it of those who are/ wronged or opposed, they will tell that a religious/ sentiment is the staff of their support. <text:s/>The confiding/ trust in an ever present witness to their troubles, acts/ as a shield against the strokes of adversity. <text:s/>"It pleases/ the wise Ruler thus to show forth the strength of our faith. <text:s/>Who/ dares say to Him, what doest Thou." <text:s/>Such are the/ feelings pervading their breasts, and restoring calm/ and serenity. <text:s/>How well those feelings beseem all,/ in every state and condition of life; the indigent and/ the wealthy, the learned and the illiterate, for, none can/ escape a touch of the cold steel of misfortune. <text:s/>But all/</text:p>
      <text:p text:style-name="P6"/>
      <text:p text:style-name="P6">[Page 5]</text:p>
      <text:p text:style-name="P6">can parry the blow by the arms of religion. <text:s/>[Hebrew]/ "Happy is the man whose strong faith is in Thee/ O Lord." <text:s/>Look, dear hearers, at families whose/ treacherous fortune compelled to part with affluence./ <text:s/>The memory of the past, the thought of the present,/ might tear the very fibres[sic!] of their hearts. <text:s/>What/ would become of those human creatures, hurled down/ from a height of prosperity, if not propped by/ friendly Piety? <text:s/>The Lord who reckons our sufferings,/ sends a restorative equal to the urgent need. <text:s/>At/ the foot of His altar are comforts gathered and strewn/ all over a still cherished home. <text:s/>Tears may be shed,/ but they are pearly drops that enrich the soul, because/ the Lord abides them. <text:s/>And they whom diseases/ cut off from the pleasures of life. <text:s/>Must they sip drop/ by drop a cup of gall, not a grain of sweet relief/ mixed with it? <text:s/>Forbid it God! <text:s/>See them who/ lean on the Rock of all ages, how strong they grow amidst/ severe ills, held up by the mighty arms of religious,/ fanned by angels of mercy, that cool the heat of/ the fevered lips--thrust in God, Piety, wait upon them/</text:p>
      <text:p text:style-name="P6"/>
      <text:p text:style-name="P6"><text:soft-page-break/>[Page 6]</text:p>
      <text:p text:style-name="P3"><text:span text:style-name="T3">as celestial messengers. <text:s/>[Hebrew] "Happy is/ the man whose strong faith is in Thee, O Lord"/ <text:s/>But it is mainly at the loss of loved beings, that/ all, save the sentiments instilled by religion, in-/-creases rather than lessens sorrow. <text:s/>The void which/ death has left, the hand of religion alone </text:span><text:span text:style-name="T1">can</text:span><text:span text:style-name="T3"> is able to fill./ <text:s/>Who can form an adequate idea of the anguish of mind,/ at the desolation which the departure of a dear one/ has created? <text:s/>What, if nothing is supplied/ to dissipate that gloom? <text:s/>Do we perchance/ consider it mainly to ward off the poignancy of/ such fearful thrusts with cold insensibility? <text:s/>No:/ it is a vile weakness which banishes affection, in/ order to avert the pain it may produce. <text:s/>It is not/ him who loosens the tender chords of the heart, but/ he who tightens them, that will grow stronger to/ resist trials. <text:s/>For love is power, and even while it/ torments, it imparts fresh vigor. <text:s/>But love/ itself needs assistance, to cleanse it from dross./ <text:s/>And nowhere but a religion, a</text:span><text:span text:style-name="T1">n</text:span><text:span text:style-name="T3"> succor of so noble/ a nature can be sought for. <text:s/>Aye, my friends. <text:s/>When/ the arrows of death have been cast in our midst,/</text:span></text:p>
      <text:p text:style-name="P6"/>
      <text:p text:style-name="P6">[Page 7]</text:p>
      <text:p text:style-name="P6">those consolations that direct our eyes to the future,/ are unspeakably grateful. <text:s/>We then willingly incline/ our ears to comforting promises, which answers so well to/ the longings of our hearts. <text:s/>The idea of a complete/ loss, the thought of a total destruction is too har-/-rowing to be entertained. <text:s/>Tears and sobs may miti-/-gate our pains, if we can withal, invoke the name/ of a Sovereign Lord, to whose wise decree we must bow,/ but if our laments are neither received nor heard; if a/ mist that can never be lifted has shrouded from our/ sight the object we love, and the same darkness is/ fast encircling our own existence; if the precious/ hopes of eternity are denied us, what horrors, what an/ unbearable misery! <text:s/>No, begone soul-withering/ thought. <text:s/>And thou O daughter of heaven, holy religion,/ come with thy restorative balm. <text:s/>Through thy asso-/-ciation the sentence that condemns mortals to a tempo-/-rary bereavement is resignedly accepted. <text:s/>Through thee,/ we learn that sorrows can be fruitful of goodly deeds. <text:s/>Through/ thee, is the temple of memory illumined by the rays of/ Immortality. <text:s/>"Happy is the man whose strong/ faith is in Thee O Lord"/</text:p>
      <text:p text:style-name="P6"/>
      <text:p text:style-name="P6">[Page 8]</text:p>
      <text:p text:style-name="P6">Philosophy has taught only patience--a virtue greatly/ to be admired, when begotten and reared by Religion,/ but disjoined therefrom, what is it? <text:s/>Compare/ the patience of philosophers with that of the pious./ <text:s/>The former do not murmur when misfortune arrives,/ because to repine would be entirely useless. <text:s/>The/ latter receive it, because they believe that in the/ crucible of adversity virtues are tried. <text:s/>Philosophy/ promises man constancy, but it fails to inspire it,/ and Pride becomes their ricketty[sic!] prop. <text:s/>Philosophy/ pretends to look with indifference on the ills it/ cannot conquer, but when the heart bleeds, it is/ by a remedy which penetrates its core that it/ can be properly cured, and such a remedy religion/ alone can offer. <text:s/>Philosophy opposes nature by/ trying to render man insensible, because it cannot/ render him serenely pious, religion, on the contrary,/ makes man's feelings still keener, but it prepares/ an effective restorative to his bleeding wounds./ <text:s/>But say, what have they accomplished, the over/ wise with their philosophy? <text:s/>What do they give/</text:p>
      <text:p text:style-name="P6"/>
      <text:p text:style-name="P6">[Page 9]</text:p>
      <text:p text:style-name="P3"><text:span text:style-name="T3">in exchange of the declarations of </text:span><text:span text:style-name="T1">a</text:span><text:span text:style-name="T3"> consoling/ religion? <text:s/>Nothing, absolutely nothing. <text:s/>They/ themselves are forced to own it. <text:s/>After having/ reduced our hopes into a heap of men, they leave us/ without a light to find out our way. <text:s/>The soul/ they have divested of its dignity, the unscience of/ its mysterious authority. <text:s/>To our existence they dispute/ a divine origin, to our belief its miraculous testimony./ <text:s/>Their doctrine is fit only to dry up the source of/ spiritual joys, but never to supply a spring of peren-/-nial delights. <text:s/>Ah! if there be any whom the des-/-tructive wisdom of the age, turns against the teachings/ of faith, any who disdain that wholesome instruction,/ to listen to new fangled theories; who reject the calm,/ the repose, the sweetness of piety, because they will/ credit only what they can </text:span><text:soft-page-break/><text:span text:style-name="T3">grasp with their puny/ intellects, if there be any </text:span><text:span text:style-name="T1">such</text:span><text:span text:style-name="T3"> such within these sa-/-cred courts, let me beseech them for the sake of their/ peace of mind, to abandon </text:span><text:span text:style-name="T1">a</text:span><text:span text:style-name="T3"> the thorny path they have/ chosen, and return to the </text:span><text:span text:style-name="T1">way of</text:span><text:span text:style-name="T3"> strait and smooth way that leads to God. <text:s/>So that/ in trouble they may experience the ineffable pleasures/ of religious comfort; that they may feel how piety is/</text:span></text:p>
      <text:p text:style-name="P6"/>
      <text:p text:style-name="P6">[Page 10]</text:p>
      <text:p text:style-name="P3"><text:span text:style-name="T3">supreme good to man, how through it all our sur-/-roundings assume a divine aspect, and in the whistling/ of the winds, in the tide of the waves, in the rustling/ of the tries, we read the will of a Creator, wise when/ He gives, and equally wise when His decree subjects/ us to privations and to bereavements [Hebrew] "Happy is/ the man whose strong faith is in Thee O Lord"!/ <text:s/>The impious alone cannot gain that happiness, because/ all is a blank before their eyes, all an inexplicable/ </text:span><text:span text:style-name="T4">nothing</text:span><text:span text:style-name="T5">. <text:s/>If such sinners entice you, dear youths!/ consent not. <text:s/>They may perhaps describe their own/ knowledge as that which best becomes intelligent/ beings. <text:s/>They may use all their reasoning powers to/ convince you that they alone are in possession of/ truth. <text:s/>Consent not for your happiness' sake./ <text:s/>For what they palm off as truth, is falsehood tinselled[sic!]/ over. <text:s/>It shines before </text:span><text:span text:style-name="T2">the</text:span><text:span text:style-name="T5"> eyes incapable of discovering/ under a glossy exterior the uggliness[sic!] of the object./ <text:s/>But hearken ye instead to the lessons imparted by those verities/ which have stood the shock of pagan and atheistical/ onsets, and kept unshaken. <text:s/>Their reality is felt/</text:span></text:p>
      <text:p text:style-name="P7"/>
      <text:p text:style-name="P7">[Page 11]</text:p>
      <text:p text:style-name="P7">on all occasions, because they are not subject/ to human changes, <text:s/>but they emanate from God,/ and like Him are they eternal. <text:s/>And in the time/ of adversity, in the hour of bereavement, they prove/ a tower of strength, a light, an unerring guide./ <text:s/>In a<text:span text:style-name="T1">n</text:span> word. <text:s/>One sole immutable knowledge exists,/ capable of sustaining the mortals. <text:s/>One saving/ truth. <text:s/>The belief in the existence of a just God all-/perfect and all-merciful, who leads us in life,/ and beatifies us in death. <text:s/>"Oh! happy is the man/ whose strong faith is in Thee O Lord."/</text:p>
      <text:p text:style-name="P7"/>
      <text:p text:style-name="P7">Almighty Father! <text:s/>What would be our life, without/ Thy love? <text:s/>When the thorns by which we are com-/-passed, make our existence irksome, a ray of Thy/ countenance cheers us, and we proceed, sure of meeting/ at the end of our journey unspeakable joys. <text:s/>Grant we/ pray Thee, that no earthly vicissitude may have the/ power to remove our hearts from Thee, that neither/ riches nor poverty may estrange us from Thy holy/ truths. <text:s/>Grant that the love which animates us/ now, while addressing Thy throne may be our guide till/</text:p>
      <text:p text:style-name="P7"/>
      <text:p text:style-name="P7">[Page 12]</text:p>
      <text:p text:style-name="P7">we cease to exist here below. <text:s/>Endow us with/ wisdom to discern the good, and avoid the evil,/ to shun the impious and approach the righteous./ <text:s/>Save us, O God! from vainglory and presumption that/ lurk within us, but teach us to think lowly/ of ourselves, teach us that we are but dust and/ ashes. <text:s/>And if we, Almighty Father, gain some/ merit by suffering with resignation the trials/ to which Thy inscrutable decree subjects us, let/ the reward be Thy heavenly embrace, when/ we are called hence. <text:s/>O Thou who hearkenest to/ the prayer of every heart, grant us our petition,/ grant it for the sake of Thy glorious name, on/ which we boast, grant it for the sake of Thy/ covenant, which we strive to maintain, grant it/ for the sake of Thy infinite goodness, in which/ we found our hopes. <text:s/>Be with us now and/ evermore.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3:28:18.69</meta:creation-date>
    <dc:date>2013-02-05T11:34:18.87</dc:date>
    <meta:editing-duration>PT31M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90" meta:word-count="2428" meta:character-count="14478"/>
  </office:meta>
</office:document-meta>
</file>